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nder.isChildOf( Class [ ] parentClasses , String strClassName , ClassLoader contextClassLo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Finder.getClasspathMatches( String [ ] strPathsOrJa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lassFinder.findClassesInPathsDir( String strPathElement , File dir , Set listClass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Finder.findClassesInOnePath( String strPath , Set listClass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Finder.fixPathEntry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terTreeSet.FilterTreeSet( Class [ ] parents , boolean inner , String contains , String notConta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Finder.findClassesThatExtend( String [ ] paths , Class [ ] supe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nder.fixClassName( String st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Finder.findClassesThatExtend( String [ ] strPathsOrJars , final Class [ ] superClasses , final boolean inne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nder.Class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Finder.addJarsInPath( String [ ] path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lassFinder.findClassesThatExtend( String [ ] strPathsOrJars , final Class [ ] superClasses , final boolean innerClasses , String contains , String notContain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lassFinder.accept( File f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reeSet.add( Object 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lassFinder.findClassesInPaths( List listPaths , Set list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